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263cdd" officeooo:paragraph-rsid="00263cdd" style:font-weight-asian="bold" style:font-weight-complex="bold"/>
    </style:style>
    <style:style style:name="P3" style:family="paragraph" style:parent-style-name="Standard">
      <style:text-properties officeooo:paragraph-rsid="002371a6"/>
    </style:style>
    <style:style style:name="P4" style:family="paragraph" style:parent-style-name="Standard">
      <style:text-properties officeooo:paragraph-rsid="00250664"/>
    </style:style>
    <style:style style:name="P5" style:family="paragraph" style:parent-style-name="Standard">
      <style:text-properties officeooo:rsid="00250664" officeooo:paragraph-rsid="00250664"/>
    </style:style>
    <style:style style:name="P6" style:family="paragraph" style:parent-style-name="Standard">
      <style:text-properties officeooo:rsid="00263cdd" officeooo:paragraph-rsid="00263cdd"/>
    </style:style>
    <style:style style:name="P7" style:family="paragraph" style:parent-style-name="Heading_20_1">
      <style:text-properties officeooo:rsid="001c3d0a" officeooo:paragraph-rsid="001c3d0a"/>
    </style:style>
    <style:style style:name="P8" style:family="paragraph" style:parent-style-name="Standard">
      <style:text-properties fo:font-weight="bold" officeooo:rsid="002371a6" officeooo:paragraph-rsid="002371a6" style:font-weight-asian="bold" style:font-weight-complex="bold"/>
    </style:style>
    <style:style style:name="P9" style:family="paragraph" style:parent-style-name="Standard">
      <style:text-properties officeooo:rsid="00250664" officeooo:paragraph-rsid="00250664"/>
    </style:style>
    <style:style style:name="P10" style:family="paragraph" style:parent-style-name="Standard">
      <style:text-properties officeooo:rsid="00263cdd" officeooo:paragraph-rsid="00263cdd"/>
    </style:style>
    <style:style style:name="P11" style:family="paragraph" style:parent-style-name="Standard">
      <style:text-properties officeooo:paragraph-rsid="0027aa26"/>
    </style:style>
    <style:style style:name="T1" style:family="text">
      <style:text-properties officeooo:rsid="001c3d0a"/>
    </style:style>
    <style:style style:name="T2" style:family="text">
      <style:text-properties officeooo:rsid="001e1711"/>
    </style:style>
    <style:style style:name="T3" style:family="text">
      <style:text-properties officeooo:rsid="001e7387"/>
    </style:style>
    <style:style style:name="T4" style:family="text">
      <style:text-properties officeooo:rsid="002018d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33af0"/>
    </style:style>
    <style:style style:name="T7" style:family="text">
      <style:text-properties officeooo:rsid="002371a6"/>
    </style:style>
    <style:style style:name="T8" style:family="text">
      <style:text-properties officeooo:rsid="00250664"/>
    </style:style>
    <style:style style:name="T9" style:family="text">
      <style:text-properties officeooo:rsid="0026f4f3"/>
    </style:style>
    <style:style style:name="T10" style:family="text">
      <style:text-properties officeooo:rsid="0027aa26"/>
    </style:style>
    <style:style style:name="T11" style:family="text">
      <style:text-properties officeooo:rsid="002931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</text:span>lan de travail prévisionnel </text:p>
      <text:p text:style-name="Text_20_body"/>
      <text:h text:style-name="P7" text:outline-level="1">Application de l’intelligence artificielle à la chimie du sol africain</text:h>
      <text:p text:style-name="Standard"/>
      <text:p text:style-name="Standard"><text:span text:style-name="T5">Objectif </text:span>: <text:span text:style-name="T9">Aider</text:span> <text:span text:style-name="T9">le </text:span>développement du secteur agricole africain par le biais de l’intelligence artificielle <text:span text:style-name="T9">appliqué à la chimie du sol</text:span>. </text:p>
      <text:p text:style-name="Standard"/>
      <text:p text:style-name="P1">Introduction</text:p>
      <text:p text:style-name="P11">Les progrès dans l'analyse rapide et à faible coût d'échantillons de sol, le géo-référencement d'échantillons de sol et une plus grande disponibilité des données de télédétection terrestre offrent de nouvelles opportunités pour prédire les propriétés fonctionnelles du sol à des emplacements non échantillonnés. <text:span text:style-name="T2">Par contre, </text:span><text:span text:style-name="T3">pour la mesure de la concentration</text:span><text:span text:style-name="T2"> de</text:span><text:span text:style-name="T3">s éléments </text:span><text:span text:style-name="T2">du sol liées à la fertilité, </text:span><text:span text:style-name="T3">actuellement est nécessaire utiliser des test coûteux en termes d’argent et de temps</text:span>. <text:span text:style-name="T10">Les techniques principales sont l’a</text:span>nalyse d'éléments organiques CHNSO <text:span text:style-name="T10">et la chromatographie en phase liquide pour l’analyse des éléments à faible concentration (P, K, Ca). L'analyse CHNS, analyse la plus courante en analyse élémentaire, </text:span><text:span text:style-name="T3">est basée sur un procédé par combustion dont la température peut atteindre un maximum de 1150°C pour la mesure du carbone, de l’hydrogène et de l’azote. La proportion de ces éléments détermine le degré d'évolution de la matière organique, c'est-à-dire de son aptitude à se décomposer plus ou moins rapidement dans le sol et à fertiliser les cultures. La chromatographie ionique </text:span><text:span text:style-name="T4">(ICP) </text:span><text:span text:style-name="T3">est une méthode particulièrement bien adaptée à l'analyse des anions et cations majeurs des solutions du sol, </text:span><text:span text:style-name="T4">par contre demande une procédure longue de préparation des échantillons et des instruments coûteux. Cette </text:span><text:span text:style-name="T10">contraintes sont encore plus importantes pour des</text:span><text:span text:style-name="T4"> pays en </text:span><text:span text:style-name="T10">voie de</text:span><text:span text:style-name="T4"> développement telles que ces de l’Afrique subsaharienne. </text:span></text:p>
      <text:p text:style-name="P11"><text:span text:style-name="T4">Des analyses comme la mesure en fluorescence des rayons-X </text:span><text:span text:style-name="T8">(XRF) </text:span><text:span text:style-name="T4">et la spectroscopie infrarouge sont plus rapides et économiques mais </text:span><text:span text:style-name="T6">ne donnent pas une mesure directe de la concentration des éléments </text:span><text:span text:style-name="T10">importants </text:span><text:span text:style-name="T6">comme le carbone, l’hydrogène et l’azote</text:span><text:span text:style-name="T4">. </text:span><text:span text:style-name="T6">D’ici l’intérêt de prédire </text:span><text:span text:style-name="T7">ces variables </text:span><text:span text:style-name="T6">par une modélisation mathématique </text:span><text:span text:style-name="T10">et de trouver une corrélation entre</text:span><text:span text:style-name="T6"> </text:span><text:span text:style-name="T10">l</text:span><text:span text:style-name="T7">es </text:span><text:span text:style-name="T11">mesures</text:span><text:span text:style-name="T7"> obtenue</text:span><text:span text:style-name="T11">s</text:span><text:span text:style-name="T7"> par analyse conventionnelle et </text:span><text:span text:style-name="T11">ces obtenues par des</text:span><text:span text:style-name="T7"> techniques plus rapides </text:span><text:span text:style-name="T11">et economiques</text:span><text:span text:style-name="T7">. </text:span></text:p>
      <text:p text:style-name="P3"/>
      <text:p text:style-name="P8">Le jeux des données </text:p>
      <text:p text:style-name="P3"/>
      <text:p text:style-name="P3"><text:span text:style-name="T8">5GB des données des mesures réalisées pour</text:span> des échantillons de sol géo-référencés qui ont été collectés dans le cadre du projet Africa Soil Information Service (AfSIS). </text:p>
      <text:p text:style-name="P3"/>
      <text:p text:style-name="P4"><text:span text:style-name="T6">- </text:span><text:span text:style-name="T8">données de spectroscopie infrarouge</text:span></text:p>
      <text:p text:style-name="P4"><text:span text:style-name="T6">- </text:span><text:span text:style-name="T8">analyses de carbone, azote et hydrogène</text:span></text:p>
      <text:p text:style-name="P5">- analyses des éléments par XRF</text:p>
      <text:p text:style-name="P5">- analyses des éléments par chromatographie ICP</text:p>
      <text:p text:style-name="P4"/>
      <text:p text:style-name="P5">disponibles dans le Amazon Web Services S3 bucket publique à l’adresse </text:p>
      <text:p text:style-name="P5"><text:a xlink:type="simple" xlink:href="https://registry.opendata.aws/afsis/" text:style-name="Internet_20_link" text:visited-style-name="Visited_20_Internet_20_Link">https://registry.opendata.aws/afsis/</text:a></text:p>
      <text:p text:style-name="P5"/>
      <text:p text:style-name="P2">Les modelés existants </text:p>
      <text:p text:style-name="P6">Une première modélisation était faite pour prédire la concentration du calcium mesurée par chromatographie liquide ICP</text:p>
      <text:p text:style-name="P6"><text:soft-page-break/><text:a xlink:type="simple" xlink:href="https://github.com/qedsoftware/afsis-soil-chem-tutorial/blob/master/afsis-soil-chem-tutorial.ipynb" text:style-name="Internet_20_link" text:visited-style-name="Visited_20_Internet_20_Link">https://github.com/qedsoftware/afsis-soil-chem-tutorial/blob/master/afsis-soil-chem-tutorial.ipynb</text:a></text:p>
      <text:p text:style-name="P6"/>
      <text:p text:style-name="P6">mais aucune prédiction directe de la fertilité du sol était réalisé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5:47:03.946915821</meta:creation-date>
    <dc:date>2020-11-13T10:27:46.681616981</dc:date>
    <meta:editing-duration>PT19M2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18" meta:word-count="421" meta:character-count="2930" meta:non-whitespace-character-count="2519"/>
  </office:meta>
</office:document-meta>
</file>